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A000000FAB36F548BAFB1844B.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微软雅黑2" svg:font-family="微软雅黑"/>
    <style:font-face style:name="Calibri2" svg:font-family="Calibri" style:font-pitch="variable"/>
    <style:font-face style:name="宋体1" svg:font-family="宋体" style:font-pitch="variable"/>
    <style:font-face style:name="微软雅黑1" svg:font-family="微软雅黑" style:font-pitch="variable"/>
    <style:font-face style:name="Calibri" svg:font-family="Calibri" style:font-family-generic="roman" style:font-pitch="variable"/>
    <style:font-face style:name="Liberation Sans" svg:font-family="'Liberation Sans'" style:font-family-generic="roman" style:font-pitch="variable"/>
    <style:font-face style:name="微软雅黑" svg:font-family="微软雅黑"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style:font-face style:name="微软雅黑3" svg:font-family="微软雅黑" style:font-family-generic="system" style:font-pitch="variable"/>
  </office:font-face-decls>
  <office:automatic-styles>
    <style:style style:name="P1" style:family="paragraph" style:parent-style-name="Frame_20_contents">
      <style:paragraph-properties style:snap-to-layout-grid="false" style:writing-mode="lr-tb"/>
    </style:style>
    <style:style style:name="P2" style:family="paragraph" style:parent-style-name="Frame_20_contents">
      <style:paragraph-properties style:snap-to-layout-grid="false" style:writing-mode="lr-tb"/>
      <style:text-properties style:font-name="微软雅黑" fo:font-size="5.5pt" style:font-name-asian="微软雅黑3" style:font-size-asian="5.5pt" style:font-size-complex="5.5pt"/>
    </style:style>
    <style:style style:name="P3" style:family="paragraph" style:parent-style-name="Frame_20_contents">
      <style:paragraph-properties style:snap-to-layout-grid="false" style:writing-mode="lr-tb"/>
      <style:text-properties style:font-name="微软雅黑" style:font-name-asian="微软雅黑3"/>
    </style:style>
    <style:style style:name="P4" style:family="paragraph" style:parent-style-name="Frame_20_contents">
      <style:paragraph-properties style:snap-to-layout-grid="false" style:writing-mode="lr-tb"/>
      <style:text-properties fo:color="#000000" loext:opacity="100%" style:font-name="微软雅黑" fo:font-weight="bold" style:font-name-asian="微软雅黑3" style:font-weight-asian="bold"/>
    </style:style>
    <style:style style:name="P5" style:family="paragraph" style:parent-style-name="Frame_20_contents">
      <style:paragraph-properties fo:margin-left="0in" fo:margin-right="0in" fo:text-indent="0.222in" style:auto-text-indent="false" style:snap-to-layout-grid="false" style:writing-mode="lr-tb"/>
    </style:style>
    <style:style style:name="P6" style:family="paragraph" style:parent-style-name="Standard" style:master-page-name="Standard">
      <style:paragraph-properties style:page-number="auto" style:writing-mode="lr-tb"/>
    </style:style>
    <style:style style:name="P7" style:family="paragraph" style:parent-style-name="Frame_20_contents">
      <style:paragraph-properties style:snap-to-layout-grid="false" style:writing-mode="lr-tb"/>
    </style:style>
    <style:style style:name="P8" style:family="paragraph">
      <loext:graphic-properties draw:fill="none"/>
      <style:paragraph-properties fo:text-align="center"/>
      <style:text-properties fo:color="#000000" loext:opacity="100%" fo:font-size="18pt"/>
    </style:style>
    <style:style style:name="P9" style:family="paragraph">
      <style:paragraph-properties fo:margin-top="0in" fo:margin-bottom="0in" fo:line-height="100%" fo:text-align="start" style:writing-mode="lr-tb"/>
      <style:text-properties fo:font-size="10.5pt"/>
    </style:style>
    <style:style style:name="P10" style:family="paragraph">
      <loext:graphic-properties draw:fill="none"/>
      <style:paragraph-properties fo:margin-top="0in" fo:margin-bottom="0in" fo:line-height="100%" fo:text-align="start" style:writing-mode="lr-tb"/>
      <style:text-properties fo:font-size="10.5pt"/>
    </style:style>
    <style:style style:name="P11" style:family="paragraph">
      <loext:graphic-properties draw:fill="none"/>
      <style:paragraph-properties fo:text-align="center"/>
      <style:text-properties fo:font-size="10.5pt"/>
    </style:style>
    <style:style style:name="P12" style:family="paragraph">
      <loext:graphic-properties draw:fill="solid" draw:fill-color="#376092"/>
      <style:paragraph-properties fo:text-align="center"/>
      <style:text-properties fo:font-size="10.5pt"/>
    </style:style>
    <style:style style:name="P13" style:family="paragraph">
      <style:paragraph-properties fo:margin-top="0in" fo:margin-bottom="0in" fo:line-height="150%" fo:text-align="start" style:writing-mode="lr-tb"/>
      <style:text-properties fo:font-size="10.5pt"/>
    </style:style>
    <style:style style:name="P14" style:family="paragraph">
      <loext:graphic-properties draw:fill="none"/>
      <style:paragraph-properties fo:margin-top="0in" fo:margin-bottom="0in" fo:line-height="150%" fo:text-align="start" style:writing-mode="lr-tb"/>
      <style:text-properties fo:font-size="10.5pt"/>
    </style:style>
    <style:style style:name="P15" style:family="paragraph">
      <loext:graphic-properties draw:fill="solid" draw:fill-color="#376092"/>
      <style:paragraph-properties fo:text-align="center"/>
      <style:text-properties fo:font-size="18pt"/>
    </style:style>
    <style:style style:name="P16" style:family="paragraph">
      <loext:graphic-properties draw:fill="bitmap" draw:fill-image-name="msFillBitmap_20_1" style:repeat="stretch"/>
      <style:paragraph-properties fo:text-align="center"/>
      <style:text-properties fo:font-size="10.5pt"/>
    </style:style>
    <style:style style:name="P17" style:family="paragraph">
      <loext:graphic-properties draw:fill="bitmap" draw:fill-image-name="msFillBitmap_20_2" style:repeat="stretch"/>
      <style:paragraph-properties fo:text-align="center"/>
      <style:text-properties fo:font-size="10.5pt"/>
    </style:style>
    <style:style style:name="P18" style:family="paragraph">
      <loext:graphic-properties draw:fill="gradient" draw:fill-gradient-name="Gradient_20_1"/>
      <style:paragraph-properties fo:text-align="center"/>
      <style:text-properties fo:font-size="18pt"/>
    </style:style>
    <style:style style:name="T1" style:family="text">
      <style:text-properties fo:color="#000000" loext:opacity="100%" style:font-name="微软雅黑" fo:font-weight="bold" style:font-name-asian="微软雅黑3" style:font-weight-asian="bold"/>
    </style:style>
    <style:style style:name="T2" style:family="text">
      <style:text-properties style:font-name="微软雅黑" fo:font-weight="bold" style:font-name-asian="微软雅黑3" style:font-weight-asian="bold"/>
    </style:style>
    <style:style style:name="T3" style:family="text">
      <style:text-properties style:font-name="微软雅黑" style:font-name-asian="微软雅黑3"/>
    </style:style>
    <style:style style:name="T4" style:family="text">
      <style:text-properties fo:color="#040203" loext:opacity="100%" style:font-name="微软雅黑" style:font-name-asian="微软雅黑3"/>
    </style:style>
    <style:style style:name="T5" style:family="text">
      <style:text-properties fo:color="#040203" loext:opacity="100%" style:font-name="微软雅黑" fo:language="en" fo:country="US" officeooo:rsid="0013b3b9" style:font-name-asian="微软雅黑3" style:language-asian="zh" style:country-asian="CN"/>
    </style:style>
    <style:style style:name="T6" style:family="text">
      <style:text-properties fo:color="#1588c9" loext:opacity="100%" style:font-name="微软雅黑" fo:font-size="26pt" fo:letter-spacing="0.0417in" fo:language="en" fo:country="US" fo:font-weight="bold" style:font-name-asian="微软雅黑3" style:font-size-asian="26pt" style:language-asian="zh" style:country-asian="CN" style:font-weight-asian="bold" style:font-size-complex="26pt"/>
    </style:style>
    <style:style style:name="T7" style:family="text">
      <style:text-properties fo:color="#1588c9" loext:opacity="100%" style:font-name="微软雅黑" fo:font-size="26pt" fo:letter-spacing="0.0417in" fo:font-weight="bold" style:font-name-asian="微软雅黑3" style:font-size-asian="26pt" style:font-weight-asian="bold" style:font-size-complex="26pt"/>
    </style:style>
    <style:style style:name="T8" style:family="text">
      <style:text-properties officeooo:rsid="00161f4e"/>
    </style:style>
    <style:style style:name="T9" style:family="text">
      <style:text-properties fo:font-variant="normal" fo:text-transform="none" fo:color="#376092" loext:opacity="100%" style:text-line-through-style="none" style:text-line-through-type="none" style:text-position="0% 100%" style:font-name="微软雅黑2" fo:font-size="14pt" fo:letter-spacing="normal" fo:font-style="normal" style:text-underline-style="none" fo:font-weight="bold" style:font-name-asian="微软雅黑2" style:font-size-asian="14pt" style:font-style-asian="normal" style:font-weight-asian="bold" style:font-size-complex="14pt" style:font-style-complex="normal" style:font-weight-complex="bold"/>
    </style:style>
    <style:style style:name="T10" style:family="text">
      <style:text-properties fo:font-variant="normal" fo:text-transform="none" fo:color="#376092" loext:opacity="100%" style:text-line-through-style="none" style:text-line-through-type="none" style:text-position="0% 100%" style:font-name="微软雅黑2" fo:font-size="14pt" fo:letter-spacing="normal" fo:language="en" fo:country="US" fo:font-style="normal" style:text-underline-style="none" fo:font-weight="bold" style:font-name-asian="微软雅黑2" style:font-size-asian="14pt" style:font-style-asian="normal" style:font-weight-asian="bold" style:font-size-complex="14pt" style:font-style-complex="normal" style:font-weight-complex="bold"/>
    </style:style>
    <style:style style:name="T11" style:family="text">
      <style:text-properties fo:font-variant="normal" fo:text-transform="none" fo:color="#040203" loext:opacity="100%" style:text-line-through-style="none" style:text-line-through-type="none" style:text-position="0% 100%" style:font-name="微软雅黑2" fo:font-size="10pt" fo:letter-spacing="normal" fo:language="en" fo:country="US" fo:font-style="normal" style:text-underline-style="none" fo:font-weight="normal" style:font-name-asian="微软雅黑2"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0.5pt" fo:letter-spacing="normal" fo:language="en" fo:country="US" fo:font-style="normal" style:text-underline-style="none" fo:font-weight="normal" style:font-name-asian="微软雅黑2" style:font-size-asian="10.5pt" style:font-style-asian="normal" style:font-weight-asian="normal" style:font-size-complex="10.5pt" style:font-style-complex="normal" style:font-weight-complex="normal"/>
    </style:style>
    <style:style style:name="T13" style:family="text">
      <style:text-properties fo:font-variant="normal" fo:text-transform="none" fo:color="#040203" loext:opacity="100%" style:text-line-through-style="none" style:text-line-through-type="none" style:text-position="0% 100%" style:font-name="微软雅黑2" fo:font-size="10pt" fo:letter-spacing="normal" fo:font-style="normal" style:text-underline-style="none" fo:font-weight="normal" style:font-name-asian="微软雅黑2" style:font-size-asian="10pt" style:font-style-asian="normal" style:font-weight-asian="normal" style:font-size-complex="10pt" style:font-style-complex="normal" style:font-weight-complex="normal"/>
    </style:style>
    <style:style style:name="gr1" style:family="graphic" style:parent-style-name="Frame">
      <style:graphic-properties draw:stroke="none" svg:stroke-width="0.0102in" draw:fill="none" draw:textarea-vertical-align="top" draw:auto-grow-height="false" fo:min-height="6.0138in" fo:min-width="4.0839in" fo:padding-top="0.05in" fo:padding-bottom="0.05in" fo:padding-left="0.1in" fo:padding-right="0.1in" fo:wrap-option="wrap" fo:margin-left="0in" fo:margin-right="0in" fo:margin-top="0in" fo:margin-bottom="0.0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fill="none" draw:textarea-vertical-align="top" draw:auto-grow-height="false" fo:min-height="0.672in" fo:min-width="4.093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in" fo:margin-right="0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02in" draw:fill="none" draw:textarea-vertical-align="top" draw:auto-grow-height="false" draw:fit-to-size="false" style:shrink-to-fit="false" fo:min-height="0.3165in" fo:min-width="0.9075in" fo:padding-top="0.0492in" fo:padding-bottom="0.0492in" fo:padding-left="0.0984in" fo:padding-right="0.0984in" fo:wrap-option="wrap" style:run-through="foreground"/>
      <style:paragraph-properties style:writing-mode="lr-tb"/>
    </style:style>
    <style:style style:name="gr5" style:family="graphic">
      <style:graphic-properties draw:stroke="solid" svg:stroke-width="0.0138in" svg:stroke-color="#376092" draw:stroke-linejoin="round" svg:stroke-linecap="butt" draw:fill="none" draw:textarea-vertical-align="top" draw:auto-grow-height="false" draw:fit-to-size="false" style:shrink-to-fit="false" fo:min-height="0.0425in" fo:min-width="0in" fo:padding-top="0.0492in" fo:padding-bottom="0.0492in" fo:padding-left="0.0984in" fo:padding-right="0.0984in" fo:wrap-option="wrap" style:run-through="foreground"/>
    </style:style>
    <style:style style:name="gr6" style:family="graphic">
      <style:graphic-properties draw:stroke="none" svg:stroke-width="0.0102in" draw:fill="none" draw:textarea-vertical-align="top" draw:auto-grow-height="false" draw:fit-to-size="false" style:shrink-to-fit="false" fo:min-height="0.3165in" fo:min-width="0.9547in" fo:padding-top="0.0492in" fo:padding-bottom="0.0492in" fo:padding-left="0.0984in" fo:padding-right="0.0984in" fo:wrap-option="wrap" style:run-through="foreground"/>
      <style:paragraph-properties style:writing-mode="lr-tb"/>
    </style:style>
    <style:style style:name="gr7" style:family="graphic">
      <style:graphic-properties draw:stroke="none" svg:stroke-width="0.0102in" draw:fill="none" draw:textarea-vertical-align="top" draw:auto-grow-height="false" draw:fit-to-size="false" style:shrink-to-fit="false" fo:min-height="0.3165in" fo:min-width="0.9543in" fo:padding-top="0.0492in" fo:padding-bottom="0.0492in" fo:padding-left="0.0984in" fo:padding-right="0.0984in" fo:wrap-option="wrap" style:run-through="foreground"/>
      <style:paragraph-properties style:writing-mode="lr-tb"/>
    </style:style>
    <style:style style:name="gr8" style:family="graphic">
      <style:graphic-properties fo:margin-left="0in" fo:margin-right="0in" fo:margin-top="0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02in" draw:fill="none" draw:textarea-vertical-align="top" draw:auto-grow-height="false" draw:fit-to-size="false" style:shrink-to-fit="false" fo:min-height="1.1898in" fo:min-width="2.0752in" fo:padding-top="0.0492in" fo:padding-bottom="0.0492in" fo:padding-left="0.0984in" fo:padding-right="0.0984in" fo:wrap-option="wrap" style:run-through="foreground"/>
      <style:paragraph-properties style:writing-mode="lr-tb"/>
    </style:style>
    <style:style style:name="gr10" style:family="graphic">
      <style:graphic-properties draw:stroke="none" svg:stroke-width="0.028in" svg:stroke-linecap="butt" draw:fill="solid" draw:fill-color="#376092"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11" style:family="graphic">
      <style:graphic-properties draw:stroke="none" svg:stroke-width="0.0102in" draw:fill="none" draw:textarea-vertical-align="top" draw:auto-grow-height="false" draw:fit-to-size="false" style:shrink-to-fit="false" fo:min-height="0.3165in" fo:min-width="0.9354in" fo:padding-top="0.0492in" fo:padding-bottom="0.0492in" fo:padding-left="0.0984in" fo:padding-right="0.0984in" fo:wrap-option="wrap" style:run-through="foreground"/>
      <style:paragraph-properties style:writing-mode="lr-tb"/>
    </style:style>
    <style:style style:name="gr12" style:family="graphic">
      <style:graphic-properties fo:margin-left="0in" fo:margin-right="0in" fo:margin-top="0in" fo:margin-bottom="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in" draw:fill="none" draw:textarea-vertical-align="top" draw:auto-grow-height="false" draw:fit-to-size="false" style:shrink-to-fit="false" fo:min-height="1.6228in" fo:min-width="1.8492in" fo:padding-top="0.0492in" fo:padding-bottom="0.0492in" fo:padding-left="0.0984in" fo:padding-right="0.0984in" fo:wrap-option="wrap" style:run-through="foreground"/>
      <style:paragraph-properties style:writing-mode="lr-tb"/>
    </style:style>
    <style:style style:name="gr14" style:family="graphic">
      <style:graphic-properties draw:stroke="none" svg:stroke-width="0in" draw:fill="solid" draw:fill-color="#376092" draw:textarea-vertical-align="top" draw:auto-grow-height="false" draw:fit-to-size="false" style:shrink-to-fit="false" fo:min-height="0.0425in" fo:min-width="0in" fo:padding-top="0.0492in" fo:padding-bottom="0.0492in" fo:padding-left="0.0984in" fo:padding-right="0.0984in" fo:wrap-option="wrap" style:run-through="foreground"/>
    </style:style>
    <style:style style:name="gr15" style:family="graphic">
      <style:graphic-properties draw:stroke="none" svg:stroke-width="0in" draw:fill="solid" draw:fill-color="#376092" draw:textarea-vertical-align="top" draw:auto-grow-height="false" draw:fit-to-size="false" style:shrink-to-fit="false" fo:min-height="0.0102in" fo:min-width="0in" fo:padding-top="0.0492in" fo:padding-bottom="0.0492in" fo:padding-left="0.0984in" fo:padding-right="0.0984in" fo:wrap-option="wrap" style:run-through="foreground"/>
    </style:style>
    <style:style style:name="gr16" style:family="graphic">
      <style:graphic-properties draw:stroke="none" svg:stroke-width="0in" draw:fill="solid" draw:fill-color="#376092" draw:textarea-vertical-align="top" draw:auto-grow-height="false" draw:fit-to-size="false" style:shrink-to-fit="false" fo:min-height="0.0272in" fo:min-width="0in" fo:padding-top="0.0492in" fo:padding-bottom="0.0492in" fo:padding-left="0.0984in" fo:padding-right="0.0984in" fo:wrap-option="wrap" style:run-through="foreground"/>
    </style:style>
    <style:style style:name="gr17" style:family="graphic">
      <style:graphic-properties draw:stroke="none" svg:stroke-width="0in" draw:fill="solid" draw:fill-color="#376092"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18" style:family="graphic">
      <style:graphic-properties draw:stroke="none" svg:stroke-width="0.0102in" draw:fill="none" draw:textarea-vertical-align="top" draw:auto-grow-height="false" draw:fit-to-size="false" style:shrink-to-fit="false" fo:min-height="0.3165in" fo:min-width="1.0118in" fo:padding-top="0.0492in" fo:padding-bottom="0.0492in" fo:padding-left="0.0984in" fo:padding-right="0.0984in" fo:wrap-option="wrap" style:run-through="foreground"/>
      <style:paragraph-properties style:writing-mode="lr-tb"/>
    </style:style>
    <style:style style:name="gr19" style:family="graphic">
      <style:graphic-properties draw:stroke="none" svg:stroke-width="0.0102in" draw:fill="none" draw:textarea-vertical-align="top" draw:auto-grow-height="false" draw:fit-to-size="false" style:shrink-to-fit="false" fo:min-height="0.3165in" fo:min-width="0.9362in" fo:padding-top="0.0492in" fo:padding-bottom="0.0492in" fo:padding-left="0.0984in" fo:padding-right="0.0984in" fo:wrap-option="wrap" style:run-through="foreground"/>
      <style:paragraph-properties style:writing-mode="lr-tb"/>
    </style:style>
    <style:style style:name="gr20" style:family="graphic" style:parent-style-name="Frame">
      <style:graphic-properties draw:stroke="none" svg:stroke-width="0.0102in" draw:fill="none" draw:textarea-vertical-align="top" draw:auto-grow-height="false" fo:min-height="2.8638in" fo:min-width="2.4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028in" svg:stroke-linecap="butt" draw:fill="solid" draw:fill-color="#376092" draw:textarea-vertical-align="top" draw:auto-grow-height="false" fo:min-height="0.1665in" fo:min-width="8.1508in" fo:padding-top="0.0492in" fo:padding-bottom="0.0492in" fo:padding-left="0.0984in" fo:padding-right="0.0984in" fo:wrap-option="wrap" fo:margin-left="0in" fo:margin-right="0.0083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0071in" draw:fill="none" draw:textarea-vertical-align="top" draw:auto-grow-height="false" fo:min-height="0.8346in" fo:min-width="2.0827in" fo:padding-top="0.05in" fo:padding-bottom="0.05in" fo:padding-left="0.1in" fo:padding-right="0.1in" fo:wrap-option="wrap" fo:margin-left="0in" fo:margin-right="0in" fo:margin-top="0in" fo:margin-bottom="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fo:margin-left="0.0209in" fo:margin-right="0.0256in" fo:margin-top="0.0209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11in" svg:stroke-color="#376092" draw:stroke-linejoin="round" svg:stroke-linecap="butt" draw:fill="bitmap" draw:fill-image-name="msFillBitmap_20_1" style:repeat="stretch" draw:textarea-vertical-align="top" draw:auto-grow-height="false" draw:fit-to-size="false" style:shrink-to-fit="false" fo:min-height="0.8862in" fo:min-width="0.7874in" fo:padding-top="0.0492in" fo:padding-bottom="0.0492in" fo:padding-left="0.0984in" fo:padding-right="0.0984in" fo:wrap-option="wrap" fo:clip="rect(0in, 0in, 0in, 0in)" style:run-through="foreground"/>
    </style:style>
    <style:style style:name="gr25" style:family="graphic">
      <style:graphic-properties draw:stroke="solid" svg:stroke-width="0.028in" svg:stroke-color="#376092" draw:stroke-linejoin="round" svg:stroke-linecap="butt" draw:fill="bitmap" draw:fill-image-name="msFillBitmap_20_2" style:repeat="stretch" draw:textarea-vertical-align="top" draw:auto-grow-height="false" draw:fit-to-size="false" style:shrink-to-fit="false" fo:min-height="0.8791in" fo:min-width="0.7807in" fo:padding-top="0.0492in" fo:padding-bottom="0.0492in" fo:padding-left="0.0984in" fo:padding-right="0.0984in" fo:wrap-option="wrap" fo:clip="rect(0in, 0in, 0in, 0in)" style:run-through="foreground"/>
    </style:style>
    <style:style style:name="gr26" style:family="graphic" style:parent-style-name="Frame">
      <style:graphic-properties draw:stroke="none" svg:stroke-width="0.028in" svg:stroke-linecap="butt" draw:fill="gradient" draw:fill-gradient-name="Gradient_20_1" draw:textarea-vertical-align="top" draw:auto-grow-height="false" fo:min-height="11.6291in" fo:min-width="8.0681in" fo:padding-top="0.0492in" fo:padding-bottom="0.0492in" fo:padding-left="0.0984in" fo:padding-right="0.0984in" fo:wrap-option="wrap" fo:margin-left="0in" fo:margin-right="0.0071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g text:anchor-type="paragraph" draw:z-index="9" draw:name="组合 1" draw:style-name="gr8"><draw:custom-shape draw:style-name="gr9" draw:text-style-name="P10" svg:width="2.2717in" svg:height="1.2878in" svg:x="-0.8335in" svg:y="8.698in"><text:p text:style-name="P9"><text:span text:style-name="T11"><text:s/></text:span><text:span text:style-name="T11"><text:s/></text:span><text:span text:style-name="T11"><text:s/></text:span><text:span text:style-name="T11">爬</text:span><text:span text:style-name="T11">山</text:span><text:span text:style-name="T11"> </text:span></text:p><text:p text:style-name="P9"><text:span text:style-name="T12"/></text:p><text:p text:style-name="P9"><text:span text:style-name="T11"><text:s/></text:span><text:span text:style-name="T11"><text:s/></text:span><text:span text:style-name="T11"><text:s/></text:span><text:span text:style-name="T11">吹</text:span><text:span text:style-name="T11">笛</text:span><text:span text:style-name="T11">子</text:span></text:p><text:p text:style-name="P9"><text:span text:style-name="T12"/></text:p><text:p text:style-name="P9"><text:span text:style-name="T11">　</text:span><text:span text:style-name="T11">写</text:span><text:span text:style-name="T11">诗</text:span><text:span text:style-name="T11"> </text:span><text:span text:style-name="T1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12" svg:width="0.1031in" svg:height="0.1031in" svg:x="-0.8236in" svg:y="8.849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 draw:text-style-name="P12" svg:width="0.1031in" svg:height="0.1039in" svg:x="-0.8335in" svg:y="9.283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 draw:text-style-name="P12" svg:width="0.1031in" svg:height="0.1031in" svg:x="-0.8236in" svg:y="9.7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text:anchor-type="paragraph" draw:z-index="14" draw:name="文本框 301" draw:style-name="gr1" draw:text-style-name="P8" svg:width="4.2835in" svg:height="6.1134in" svg:x="2.3909in" svg:y="1.6945in"><text:p text:style-name="P1"><text:span text:style-name="T1">2014.09—至今 <text:s text:c="6"/>艺谷广告策划 </text:span><text:span text:style-name="T2"><text:s text:c="16"/></text:span></text:p><text:p text:style-name="P3">设计师助理 <text:s/>艺谷广告策划 <text:s text:c="2"/></text:p><text:p text:style-name="P3">参加网页设计，编排文字，版面设计，参加部分网页动画制作 <text:s/></text:p><text:p text:style-name="P3">兼职网络部美工兼淘宝店摄影师和后期编辑 <text:s/></text:p><text:p text:style-name="P3">负责LOGO、邀请函、海报、宣传册等设计 <text:s text:c="2"/></text:p><text:p text:style-name="P3">参与佰草集与安莉芳的平面广告制作</text:p><text:p text:style-name="P4"><text:s text:c="19"/>　　 <text:s text:c="2"/></text:p><text:p text:style-name="P4">2013.02－2014.18 <text:s text:c="3"/>上海天涛科技有限公司</text:p><text:p text:style-name="P3">设计部 | UI设计</text:p><text:p text:style-name="P3">公司于中国电信合作开发了魔屏业务，负责设计了该业务的界面 <text:s/></text:p><text:p text:style-name="P3">设计公司业务的扫码器的界面，以批量生产 <text:s text:c="2"/></text:p><text:p text:style-name="P3">设计制作了公司网站</text:p><text:p text:style-name="P2"/><text:p text:style-name="P4">2011.03 - 2011.011 <text:s text:c="3"/>新威科技有限公司<text:tab/></text:p><text:p text:style-name="P3">设计部 | 网页设计师 </text:p><text:p text:style-name="P3">参与颐阳网站前台设计，设计网页，设计平面效果图 <text:s/></text:p><text:p text:style-name="P3">参与捷奥比电动车电视广告项目设计 <text:s text:c="3"/></text:p><text:p text:style-name="P1"><text:span text:style-name="T3">根据广告文案绘画初步脚本，多次与客户沟通，更进设计，最终被定稿</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文本框 283" draw:style-name="gr2" draw:text-style-name="P8" svg:width="4.2933in" svg:height="0.7717in" svg:x="2.4457in" svg:y="0.1362in"><text:p text:style-name="P4">20<text:span text:style-name="T8">12</text:span>.09—201<text:span text:style-name="T8">7</text:span>.06 　 　 </text:p><text:p text:style-name="P1"><text:span text:style-name="T1">天津商业大学　　 <text:s text:c="3"/>自动化（本科）</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2" draw:name="组合 280" draw:style-name="gr3"><draw:custom-shape draw:style-name="gr4" draw:text-style-name="P10" svg:width="1.1043in" svg:height="0.415in" svg:x="2.3634in" svg:y="8.1598in"><text:p text:style-name="P9"><text:span text:style-name="T9">专业技</text:span><text:span text:style-name="T9">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2.1744in" svg:y="8.320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paragraph" draw:z-index="11" draw:name="组合 275" draw:style-name="gr3"><draw:custom-shape draw:style-name="gr6" draw:text-style-name="P10" svg:width="1.1516in" svg:height="0.415in" svg:x="2.3555in" svg:y="1.1209in"><text:p text:style-name="P9"><text:span text:style-name="T9">工</text:span><text:span text:style-name="T9">作</text:span><text:span text:style-name="T9">经</text:span><text:span text:style-name="T9">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2.1665in" svg:y="1.281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paragraph" draw:z-index="10" draw:name="组合 272" draw:style-name="gr3"><draw:custom-shape draw:style-name="gr7" draw:text-style-name="P10" svg:width="1.1512in" svg:height="0.415in" svg:x="2.3634in" svg:y="-0.3575in"><text:p text:style-name="P9"><text:span text:style-name="T10">教</text:span><text:span text:style-name="T10">育</text:span><text:span text:style-name="T10">背</text:span><text:span text:style-name="T10">景</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2.1744in" svg:y="-0.196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text:anchor-type="paragraph" draw:z-index="0" draw:name="矩形 7" draw:style-name="gr26" draw:text-style-name="P18" svg:width="8.265in" svg:height="11.7276in" svg:x="-2.6252in" svg:y="-1.0799in"><text:p text:style-name="Frame_20_contents"/><text:p text:style-name="Frame_20_contents"/><text:p text:style-name="Frame_20_contents"/><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8" draw:name="组合 259" draw:style-name="gr3"><draw:custom-shape draw:style-name="gr11" draw:text-style-name="P10" svg:width="1.1323in" svg:height="0.415in" svg:x="-0.9382in" svg:y="8.1791in"><text:p text:style-name="P9"><text:span text:style-name="T10">业</text:span><text:span text:style-name="T10">余</text:span><text:span text:style-name="T10">爱</text:span><text:span text:style-name="T10">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1.1264in" svg:y="8.340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paragraph" draw:z-index="7" draw:name="组合 28" draw:style-name="gr12"><draw:custom-shape draw:style-name="gr13" draw:text-style-name="P14" svg:width="2.0461in" svg:height="1.7213in" svg:x="-0.6724in" svg:y="6.2701in"><text:p text:style-name="P13"><text:span text:style-name="T13">1</text:span><text:span text:style-name="T13">9</text:span><text:span text:style-name="T13">9</text:span><text:span text:style-name="T11">1</text:span><text:span text:style-name="T11">.</text:span><text:span text:style-name="T11">0</text:span><text:span text:style-name="T11">8</text:span><text:span text:style-name="T11">.</text:span><text:span text:style-name="T11">2</text:span><text:span text:style-name="T11">6</text:span></text:p><text:p text:style-name="P13"><text:span text:style-name="T11">甘</text:span><text:span text:style-name="T11">肃</text:span><text:span text:style-name="T11"> </text:span><text:span text:style-name="T11">天</text:span><text:span text:style-name="T11">水</text:span><text:span text:style-name="T11"> </text:span></text:p><text:p text:style-name="P13"><text:span text:style-name="T11">1</text:span><text:span text:style-name="T11">8</text:span><text:span text:style-name="T11">3</text:span><text:span text:style-name="T11">-</text:span><text:span text:style-name="T11">2</text:span><text:span text:style-name="T11">2</text:span><text:span text:style-name="T11">3</text:span><text:span text:style-name="T11">4</text:span><text:span text:style-name="T11">-</text:span><text:span text:style-name="T11">2</text:span><text:span text:style-name="T11">3</text:span><text:span text:style-name="T11">3</text:span><text:span text:style-name="T11">7</text:span></text:p><text:p text:style-name="P13"><text:span text:style-name="T11">1</text:span><text:span text:style-name="T11">6</text:span><text:span text:style-name="T11">1</text:span><text:span text:style-name="T11">1</text:span><text:span text:style-name="T11">8</text:span><text:span text:style-name="T11">2</text:span><text:span text:style-name="T11">9</text:span><text:span text:style-name="T11">2</text:span><text:span text:style-name="T11">5</text:span><text:span text:style-name="T11">1</text:span><text:span text:style-name="T11">@</text:span><text:span text:style-name="T11">q</text:span><text:span text:style-name="T11">q</text:span><text:span text:style-name="T11">.</text:span><text:span text:style-name="T11">c</text:span><text:span text:style-name="T11">o</text:span><text:span text:style-name="T11">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12" svg:width="0.1043in" svg:height="0.1406in" svg:x="-0.8327in" svg:y="6.752in"><text:p/><draw:enhanced-geometry draw:mirror-horizontal="false" draw:mirror-vertical="false" svg:viewBox="0 0 0 0" drawooo:sub-view-size="2701 3587" draw:text-areas="0 0 ?f0 ?f1" draw:type="ooxml-non-primitive" draw:enhanced-path="M 1351 897 C 1102 897 900 1097 900 1345 900 1593 1102 1794 1351 1794 1599 1794 1801 1593 1801 1345 1801 1098 1599 897 1351 897 1351 897 1351 897 1351 897 1351 897 1351 897 1351 897 Z M 1351 0 C 605 0 0 603 0 1345 0 2088 1351 3587 1351 3587 1351 3587 2701 2088 2701 1345 2701 603 2097 0 1351 0 1351 0 1351 0 1351 0 1351 0 1351 0 1351 0 Z M 1351 2242 C 853 2242 450 1840 450 1345 450 850 853 448 1351 448 1848 448 2251 850 2251 1345 2251 1840 1848 2242 1351 2242 1351 2242 1351 2242 1351 2242 1351 2242 1351 2242 1351 2242 Z N"><draw:equation draw:name="f0" draw:formula="logwidth"/><draw:equation draw:name="f1" draw:formula="logheight"/></draw:enhanced-geometry></draw:custom-shape><draw:custom-shape draw:style-name="gr15" draw:text-style-name="P12" svg:width="0.1087in" svg:height="0.1087in" svg:x="-0.8236in" svg:y="6.402in"><text:p/><draw:enhanced-geometry draw:mirror-horizontal="false" draw:mirror-vertical="false" svg:viewBox="0 0 0 0" drawooo:sub-view-size="4096 4094" draw:text-areas="0 0 ?f0 ?f1" draw:type="ooxml-non-primitive" draw:enhanced-path="M 3328 4094 C 768 4094 768 4094 768 4094 344 4094 0 3750 0 3326 0 768 0 768 0 768 0 434 215 153 512 47 512 384 512 384 512 384 512 596 684 768 896 768 1109 768 1280 596 1280 384 1280 0 1280 0 1280 0 2816 0 2816 0 2816 0 2816 384 2816 384 2816 384 2816 596 2988 768 3200 768 3412 768 3584 596 3584 384 3584 47 3584 47 3584 47 3882 153 4096 434 4096 768 4096 3326 4096 3326 4096 3326 4096 3750 3752 4094 3328 4094 Z M 3584 1280 C 512 1280 512 1280 512 1280 512 3326 512 3326 512 3326 512 3468 627 3582 768 3582 3328 3582 3328 3582 3328 3582 3470 3582 3584 3468 3584 3326 L 3584 1280 Z M 2560 2559 C 3072 2559 3072 2559 3072 2559 3072 3071 3072 3071 3072 3071 2560 3071 2560 3071 2560 3071 L 2560 2559 Z M 2560 1791 C 3072 1791 3072 1791 3072 1791 3072 2303 3072 2303 3072 2303 2560 2303 2560 2303 2560 2303 L 2560 1791 Z M 1792 2559 C 2304 2559 2304 2559 2304 2559 2304 3071 2304 3071 2304 3071 1792 3071 1792 3071 1792 3071 L 1792 2559 Z M 1792 1791 C 2304 1791 2304 1791 2304 1791 2304 2303 2304 2303 2304 2303 1792 2303 1792 2303 1792 2303 L 1792 1791 Z M 1024 2559 C 1536 2559 1536 2559 1536 2559 1536 3071 1536 3071 1536 3071 1024 3071 1024 3071 1024 3071 L 1024 2559 Z M 1024 1791 C 1536 1791 1536 1791 1536 1791 1536 2303 1536 2303 1536 2303 1024 2303 1024 2303 1024 2303 L 1024 1791 Z M 3200 512 C 3130 512 3072 455 3072 384 3072 0 3072 0 3072 0 3328 0 3328 0 3328 0 3328 384 3328 384 3328 384 3328 455 3271 512 3200 512 Z M 896 512 C 826 512 768 455 768 384 768 0 768 0 768 0 1024 0 1024 0 1024 0 1024 384 1024 384 1024 384 1024 455 967 512 896 512 Z N"><draw:equation draw:name="f0" draw:formula="logwidth"/><draw:equation draw:name="f1" draw:formula="logheight"/></draw:enhanced-geometry></draw:custom-shape><draw:custom-shape draw:style-name="gr16" draw:text-style-name="P12" svg:width="0.1252in" svg:height="0.1252in" svg:x="-0.8425in" svg:y="7.1394in"><text:p/><draw:enhanced-geometry draw:mirror-horizontal="false" draw:mirror-vertical="false" svg:viewBox="0 0 0 0" drawooo:sub-view-size="4545 4545" draw:text-areas="0 0 ?f0 ?f1" draw:type="ooxml-non-primitive" draw:enhanced-path="M 1905 2640 C 1502 2238 1118 1772 1302 1588 1566 1324 1795 1162 1329 581 862 0 550 446 295 702 0 996 279 2095 1365 3180 2450 4265 3549 4545 3843 4250 4099 3995 4545 3684 3964 3217 3383 2750 3221 2979 2957 3243 2773 3426 2307 3042 1905 2640 1905 2640 1905 2640 1905 2640 Z N"><draw:equation draw:name="f0" draw:formula="logwidth"/><draw:equation draw:name="f1" draw:formula="logheight"/></draw:enhanced-geometry></draw:custom-shape><draw:custom-shape draw:style-name="gr17" draw:text-style-name="P12" svg:width="0.1169in" svg:height="0.0941in" svg:x="-0.8236in" svg:y="7.5453in"><text:p/><draw:enhanced-geometry draw:mirror-horizontal="false" draw:mirror-vertical="false" svg:viewBox="0 0 0 0" drawooo:sub-view-size="5035 4028" draw:text-areas="0 0 ?f0 ?f1" draw:type="ooxml-non-primitive" draw:enhanced-path="M 4531 0 C 503 0 503 0 503 0 227 0 0 227 0 503 0 3524 0 3524 0 3524 0 3801 227 4028 503 4028 4531 4028 4531 4028 4531 4028 4808 4028 5035 3801 5035 3524 5035 503 5035 503 5035 503 5035 227 4808 0 4531 0 Z M 4531 1007 C 2517 2266 2517 2266 2517 2266 503 1007 503 1007 503 1007 503 503 503 503 503 503 2517 1762 2517 1762 2517 1762 4531 503 4531 503 4531 503 4531 1007 4531 1007 4531 1007 Z N"><draw:equation draw:name="f0" draw:formula="logwidth"/><draw:equation draw:name="f1" draw:formula="logheight"/></draw:enhanced-geometry></draw:custom-shape></draw:g><draw:g text:anchor-type="paragraph" draw:z-index="6" draw:name="组合 22" draw:style-name="gr3"><draw:custom-shape draw:style-name="gr18" draw:text-style-name="P10" svg:width="1.2087in" svg:height="0.415in" svg:x="-0.9382in" svg:y="5.8016in"><text:p text:style-name="P9"><text:span text:style-name="T9">个人信息</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1.1264in" svg:y="5.962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paragraph" draw:z-index="5" draw:name="组合 21" draw:style-name="gr3"><draw:custom-shape draw:style-name="gr19" draw:text-style-name="P10" svg:width="1.1331in" svg:height="0.415in" svg:x="-0.9382in" svg:y="2.2827in"><text:p text:style-name="P9"><text:span text:style-name="T9">自我评价</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0.1969in" svg:height="0.198in" svg:x="-1.1264in" svg:y="2.4437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text:anchor-type="paragraph" draw:z-index="4" draw:name="文本框 2" draw:style-name="gr20" draw:text-style-name="P8" svg:width="2.6331in" svg:height="2.9634in" svg:x="-0.911in" svg:y="2.5638in"><text:p text:style-name="P1"><text:span text:style-name="T4">有</text:span><text:span text:style-name="T5">5</text:span><text:span text:style-name="T4">年以上的相关工作经验，熟练使用photoshop/Flash/Dreamweaver/Illustrator/Fireworks等设计软件工具。熟悉HTML/CSS等网页语言，熟悉DIV+CSS布局，能够熟练处理浏览器兼容性问题；有设计经验，有创新能力，有较高审美能力，表达能力强； 工作主动热情，有恒心和责任心，学习能力强，逻辑性强，注重细节，善于与他人合作；良好的沟通能力和团队意识，负责的工作态度；</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矩形 11" draw:style-name="gr21" draw:text-style-name="P15" svg:width="8.3476in" svg:height="0.265in" svg:x="-1.3299in" svg:y="10.3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文本框 386" draw:style-name="gr22" draw:text-style-name="P8" svg:width="2.2823in" svg:height="0.9343in" svg:x="-0.5228in" svg:y="1.1126in"><text:p text:style-name="P5"><text:span text:style-name="T6">崔云鹏</text:span><text:span text:style-name="T7"> </text:span></text:p><text:p text:style-name="P1"><text:span text:style-name="T4">求职意向：机器视觉/深度学习</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 draw:name="组合 9" draw:style-name="gr23"><draw:custom-shape draw:style-name="gr24" draw:text-style-name="P16" svg:width="1.3921in" svg:height="1.3921in" svg:x="-0.3417in" svg:y="-0.359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5" draw:text-style-name="P17" svg:width="1.3823in" svg:height="1.3823in" svg:x="-0.3319in" svg:y="-0.349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微软雅黑2" svg:font-family="微软雅黑"/>
    <style:font-face style:name="Calibri2" svg:font-family="Calibri" style:font-pitch="variable"/>
    <style:font-face style:name="宋体1" svg:font-family="宋体" style:font-pitch="variable"/>
    <style:font-face style:name="微软雅黑1" svg:font-family="微软雅黑" style:font-pitch="variable"/>
    <style:font-face style:name="Calibri" svg:font-family="Calibri" style:font-family-generic="roman" style:font-pitch="variable"/>
    <style:font-face style:name="Liberation Sans" svg:font-family="'Liberation Sans'" style:font-family-generic="roman" style:font-pitch="variable"/>
    <style:font-face style:name="微软雅黑" svg:font-family="微软雅黑"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style:font-face style:name="微软雅黑3" svg:font-family="微软雅黑" style:font-family-generic="system" style:font-pitch="variable"/>
  </office:font-face-decls>
  <office:styles>
    <draw:gradient draw:name="Gradient_20_1" draw:display-name="Gradient 1" draw:style="linear" draw:start-color="#d7d7d7" draw:end-color="#e2e2e2" draw:start-intensity="100%" draw:end-intensity="100%" draw:angle="90deg" draw:border="0%"/>
    <draw:fill-image draw:name="msFillBitmap_20_1" draw:display-name="msFillBitmap 1" xlink:href="Pictures/10000000000000FA000000FAB36F548BAFB1844B.jpg" xlink:type="simple" xlink:show="embed" xlink:actuate="onLoad"/>
    <draw:fill-image draw:name="msFillBitmap_20_2" draw:display-name="msFillBitmap 2" xlink:href="Pictures/10000000000000FA000000FAB36F548BAFB1844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DejaVu 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0" fo:widows="0" fo:hyphenation-ladder-count="no-limit" style:writing-mode="lr-tb"/>
      <style:text-properties style:use-window-font-color="true" loext:opacity="0%"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text-properties fo:font-size="9pt" style:font-size-asian="9pt" style:font-size-complex="9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批注框文本_20_Char" style:display-name="批注框文本 Char" style:family="text" style:parent-style-name="Default_20_Paragraph_20_Font">
      <style:text-properties fo:font-size="9pt" style:font-size-asian="9pt"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19T07:17:00</meta:creation-date>
    <meta:initial-creator>admin</meta:initial-creator>
    <dc:language>en-US</dc:language>
    <dc:date>2020-11-29T18:04:02.442930771</dc:date>
    <meta:editing-cycles>10</meta:editing-cycles>
    <meta:editing-duration>PT28M49S</meta:editing-duration>
    <meta:generator>LibreOffice/7.0.2.2$Linux_X86_64 LibreOffice_project/00$Build-2</meta:generator>
    <meta:document-statistic meta:table-count="0" meta:image-count="0" meta:object-count="0" meta:page-count="1" meta:paragraph-count="22" meta:word-count="439" meta:character-count="649" meta:non-whitespace-character-count="549"/>
    <meta:user-defined meta:name="DocSecurity" meta:value-type="float">0</meta:user-defined>
    <meta:user-defined meta:name="KSOProductBuildVer">2052-11.1.0.821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